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44e9" officeooo:paragraph-rsid="003176b1"/>
    </style:style>
    <style:style style:name="P2" style:family="paragraph" style:parent-style-name="Text_20_body">
      <style:text-properties officeooo:rsid="0032f431" officeooo:paragraph-rsid="0032f431"/>
    </style:style>
    <style:style style:name="P3" style:family="paragraph" style:parent-style-name="Text_20_body">
      <style:text-properties officeooo:rsid="002044e9" officeooo:paragraph-rsid="003176b1"/>
    </style:style>
    <style:style style:name="P4" style:family="paragraph" style:parent-style-name="Heading_20_1" style:master-page-name="Right_20_Page">
      <style:paragraph-properties style:page-number="auto"/>
      <style:text-properties officeooo:rsid="002044e9" officeooo:paragraph-rsid="003176b1"/>
    </style:style>
    <style:style style:name="P5" style:family="paragraph" style:parent-style-name="Heading_20_3">
      <style:text-properties officeooo:paragraph-rsid="003176b1"/>
    </style:style>
    <style:style style:name="T1" style:family="text">
      <style:text-properties officeooo:rsid="001f1efa"/>
    </style:style>
    <style:style style:name="T2" style:family="text">
      <style:text-properties officeooo:rsid="0032f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f You Could Read My Mind</text:h>
      <text:h text:style-name="Heading_20_2" text:outline-level="2">(<text:span text:style-name="T1">Gordon Lightfoot</text:span>)</text:h>
      <text:h text:style-name="P5" text:outline-level="3">[VERSE 1]</text:h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7"/><text:span text:style-name="T2">D</text:span></text:p>
      <text:p text:style-name="P1">You know that ghost is me</text:p>
      <text:p text:style-name="P1"><text:s text:c="4"/><text:span text:style-name="T2">G</text:span> <text:s text:c="11"/><text:span text:style-name="T2">D</text:span></text:p>
      <text:p text:style-name="P1">And I will never be set free</text:p>
      <text:p text:style-name="P1"><text:s text:c="3"/><text:span text:style-name="T2">E</text:span>m <text:s text:c="11"/><text:span text:style-name="T2">A</text:span> <text:s text:c="19"/><text:span text:style-name="T2">D</text:span></text:p>
      <text:p text:style-name="P1">As long as I'm a ghost that you can't see</text:p>
      <text:h text:style-name="P5" text:outline-level="3">[VERSE 2]</text:h>
      <text:p text:style-name="P2">D</text:p>
      <text:p text:style-name="P1">If I could read your mind love</text:p>
      <text:p text:style-name="P2">C</text:p>
      <text:p text:style-name="P1">What a tale your thoughts could tell</text:p>
      <text:p text:style-name="P2">D</text:p>
      <text:p text:style-name="P1">Just like a paperback novel</text:p>
      <text:p text:style-name="P2">C</text:p>
      <text:p text:style-name="P1">The kind that drugstores sell</text:p>
      <text:p text:style-name="P1"><text:span text:style-name="T2">D</text:span> <text:s text:c="17"/><text:span text:style-name="T2">D</text:span>7 <text:s text:c="11"/></text:p>
      <text:p text:style-name="P1">When you reach the part</text:p>
      <text:p text:style-name="P1"><text:s text:c="10"/><text:span text:style-name="T2">G</text:span></text:p>
      <text:p text:style-name="P1">where the heartaches come</text:p>
      <text:p text:style-name="P1"/>
      <text:p text:style-name="P1"><text:soft-page-break/><text:s text:c="4"/><text:span text:style-name="T2">A</text:span> <text:s text:c="12"/><text:span text:style-name="T2">B</text:span>m</text:p>
      <text:p text:style-name="P1">The hero would be me</text:p>
      <text:p text:style-name="P1"><text:s text:c="4"/><text:span text:style-name="T2">G</text:span> <text:s text:c="11"/><text:span text:style-name="T2">D</text:span></text:p>
      <text:p text:style-name="P1">But heroes often fail</text:p>
      <text:p text:style-name="P1"><text:s text:c="4"/><text:span text:style-name="T2">G</text:span> <text:s text:c="18"/><text:span text:style-name="T2">D</text:span></text:p>
      <text:p text:style-name="P1">And you won't read that book again</text:p>
      <text:p text:style-name="P1"><text:s text:c="3"/><text:span text:style-name="T2">E</text:span>m <text:s text:c="15"/><text:span text:style-name="T2">A</text:span> <text:s text:c="14"/><text:span text:style-name="T2">D</text:span></text:p>
      <text:p text:style-name="P1">Because the ending's just too hard to take</text:p>
      <text:h text:style-name="P5" text:outline-level="3">[BRIDGE]</text:h>
      <text:p text:style-name="P1"><text:span text:style-name="T2">D</text:span> <text:span text:style-name="T2">C</text:span> <text:span text:style-name="T2">D</text:span> <text:span text:style-name="T2">C</text:span></text:p>
      <text:h text:style-name="P5" text:outline-level="3">[VERSE 3]</text:h>
      <text:p text:style-name="P1"><text:span text:style-name="T2">D</text:span> <text:s text:c="7"/><text:span text:style-name="T2">D</text:span>7 <text:s text:c="9"/><text:span text:style-name="T2">G</text:span></text:p>
      <text:p text:style-name="P1">I'd walk away like a movie star</text:p>
      <text:p text:style-name="P1"><text:s text:c="9"/><text:span text:style-name="T2">A</text:span> <text:s text:c="20"/><text:span text:style-name="T2">B</text:span>m</text:p>
      <text:p text:style-name="P1">Who gets burned in a three way script</text:p>
      <text:p text:style-name="P1"><text:span text:style-name="T2">G</text:span> <text:s text:c="11"/><text:span text:style-name="T2">D</text:span></text:p>
      <text:p text:style-name="P1">Enter number two</text:p>
      <text:p text:style-name="P1"><text:s text:c="2"/><text:span text:style-name="T2">G</text:span> <text:s text:c="13"/><text:span text:style-name="T2">D</text:span></text:p>
      <text:p text:style-name="P1">A movie queen to play the scene</text:p>
      <text:p text:style-name="P1"><text:s text:c="3"/><text:span text:style-name="T2">E</text:span>m <text:s text:c="14"/><text:span text:style-name="T2">A</text:span> <text:s text:c="16"/><text:span text:style-name="T2">D</text:span></text:p>
      <text:p text:style-name="P1">Of bringing all the good things out in me</text:p>
      <text:p text:style-name="P1"><text:span text:style-name="T2">G</text:span> <text:s text:c="25"/><text:span text:style-name="T2">D</text:span></text:p>
      <text:p text:style-name="P1">But for now love, let's be real</text:p>
      <text:p text:style-name="P1"><text:s text:c="2"/><text:span text:style-name="T2">G</text:span> <text:s text:c="20"/><text:span text:style-name="T2">D</text:span></text:p>
      <text:p text:style-name="P1">I never thought I could act this way</text:p>
      <text:p text:style-name="P1"><text:s text:c="9"/><text:span text:style-name="T2">E</text:span>m <text:s text:c="14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 text:c="8"/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1"/>
      <text:p text:style-name="P1"/>
      <text:h text:style-name="P5" text:outline-level="3"><text:soft-page-break/>[VERSE 4]</text:h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3"/><text:span text:style-name="T2">D</text:span></text:p>
      <text:p text:style-name="P1">But stories always end</text:p>
      <text:p text:style-name="P1"><text:s text:c="4"/><text:span text:style-name="T2">G</text:span> <text:s text:c="10"/><text:span text:style-name="T2">D</text:span></text:p>
      <text:p text:style-name="P1">And if you read between the lines</text:p>
      <text:p text:style-name="P1"><text:s text:c="7"/><text:span text:style-name="T2">E</text:span>m <text:s text:c="16"/><text:span text:style-name="T2">A</text:span> <text:s text:c="13"/><text:span text:style-name="T2">D</text:span></text:p>
      <text:p text:style-name="P1">You'll know that I'm just trying to understand</text:p>
      <text:p text:style-name="P1"><text:s text:c="4"/><text:span text:style-name="T2">G</text:span> <text:s text:c="16"/><text:span text:style-name="T2">D</text:span></text:p>
      <text:p text:style-name="P1">The feeling's that you lack</text:p>
      <text:p text:style-name="P1"><text:s text:c="2"/><text:span text:style-name="T2">G</text:span> <text:s text:c="20"/><text:span text:style-name="T2">D</text:span></text:p>
      <text:p text:style-name="P1">I never thought I could feel this way</text:p>
      <text:p text:style-name="P1"><text:s text:c="9"/><text:span text:style-name="T2">E</text:span>m <text:s text:c="15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h text:style-name="P5" text:outline-level="3">[OUTRO]</text:h>
      <text:p text:style-name="P1"><text:span text:style-name="T2">C</text:span> <text:span text:style-name="T2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9M59S</meta:editing-duration>
    <meta:editing-cycles>38</meta:editing-cycles>
    <meta:generator>LibreOffice/5.3.6.1$MacOSX_X86_64 LibreOffice_project/686f202eff87ef707079aeb7f485847613344eb7</meta:generator>
    <dc:title>Lyrics + Chords</dc:title>
    <dc:date>2017-10-13T12:27:49.773506000</dc:date>
    <meta:print-date>2017-04-03T12:23:29.985893000</meta:print-date>
    <meta:document-statistic meta:table-count="0" meta:image-count="0" meta:object-count="0" meta:page-count="3" meta:paragraph-count="100" meta:word-count="405" meta:character-count="2286" meta:non-whitespace-character-count="132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